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en" fo:country="US" officeooo:rsid="00022309" officeooo:paragraph-rsid="00022309" style:font-size-asian="12.25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fo:language="en" fo:country="US" officeooo:rsid="00022309" officeooo:paragraph-rsid="00022309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2pt" fo:language="en" fo:country="US" officeooo:rsid="00022309" officeooo:paragraph-rsid="00022309" fo:background-color="#fff200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fo:language="en" fo:country="US" officeooo:rsid="00022309" officeooo:paragraph-rsid="00022309" fo:background-color="#fff200" style:font-size-asian="12pt" style:font-size-complex="12pt"/>
    </style:style>
    <style:style style:name="P5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6" style:family="paragraph" style:parent-style-name="Standard">
      <style:paragraph-properties fo:text-align="justify" style:justify-single-word="false"/>
      <style:text-properties fo:color="#d4d4d4" style:font-name="Droid Sans Mono" fo:font-size="10.5pt" fo:language="en" fo:country="US" fo:font-weight="normal" officeooo:rsid="00022309" officeooo:paragraph-rsid="00022309" fo:background-color="#1e1e1e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4pt" fo:language="en" fo:country="US" officeooo:rsid="00022309" officeooo:paragraph-rsid="00022309" style:font-size-asian="12.25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fo:language="en" fo:country="US" officeooo:rsid="000598ae" officeooo:paragraph-rsid="000598ae" style:font-size-asian="12.25pt" style:font-size-complex="14pt"/>
    </style:style>
    <style:style style:name="T1" style:family="text">
      <style:text-properties style:font-size-asian="12.1999998092651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569cd6"/>
    </style:style>
    <style:style style:name="T4" style:family="text">
      <style:text-properties fo:color="#9cdcfe"/>
    </style:style>
    <style:style style:name="T5" style:family="text">
      <style:text-properties fo:color="#4ec9b0"/>
    </style:style>
    <style:style style:name="T6" style:family="text">
      <style:text-properties fo:color="#ce91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etting</text:span> environment</text:p>
      <text:p text:style-name="P2">We install react-native cli then run react-native init MyApp and got our basic app.</text:p>
      <text:p text:style-name="P2">So then we need install next stuff </text:p>
      <text:p text:style-name="P2"/>
      <text:p text:style-name="P2"><text:span text:style-name="T2">apollo-boost</text:span>— a zero-config way to start using Apollo Client.</text:p>
      <text:p text:style-name="P2">r<text:span text:style-name="T2">eact-apollo </text:span>— allows you to fetch data from a GraphQL server and then parse it to build components.</text:p>
      <text:p text:style-name="P2"><text:span text:style-name="T2">graphql-tag </text:span>— helps parse GraphQL queries.</text:p>
      <text:p text:style-name="P2"/>
      <text:p text:style-name="P2">Let’s configure our Apollo Client</text:p>
      <text:p text:style-name="P2">It takes two parameters </text:p>
      <text:p text:style-name="P2"><text:span text:style-name="T2">HttpLink </text:span>— responsible for fetching GraphQL results from a GraphQL server.</text:p>
      <text:p text:style-name="P2"><text:span text:style-name="T2">InMemoryCache </text:span>— cache implementation for Apollo, recommended for data store normalization.</text:p>
      <text:p text:style-name="P2"/>
      <text:p text:style-name="P3">import { ApolloClient, HttpLink, InMemoryCache } from 'apollo-boost';</text:p>
      <text:p text:style-name="P3">import { ApolloProvider } from 'react-apollo';</text:p>
      <text:p text:style-name="P3"/>
      <text:p text:style-name="P6"><text:span text:style-name="T3">const</text:span> <text:span text:style-name="T4">client</text:span> = <text:span text:style-name="T3">new</text:span> <text:span text:style-name="T5">ApolloClient</text:span>({</text:p>
      <text:p text:style-name="P5"><text:span text:style-name="T4">link:</text:span> <text:span text:style-name="T3">new</text:span> <text:span text:style-name="T5">HttpLink</text:span>({ <text:span text:style-name="T4">uri:</text:span> <text:span text:style-name="T6">'http://192.168.0.83:3000/graphql'</text:span> }),</text:p>
      <text:p text:style-name="P5"><text:span text:style-name="T4">cache:</text:span> <text:span text:style-name="T3">new</text:span> <text:span text:style-name="T5">InMemoryCache</text:span>()</text:p>
      <text:p text:style-name="P5">});</text:p>
      <text:p text:style-name="P3"/>
      <text:p text:style-name="P2">}</text:p>
      <text:p text:style-name="P2"/>
      <text:p text:style-name="P8">It is important to use your ip adress for connecting to the graphQl</text:p>
      <text:p text:style-name="P8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3:52:44.763541007</meta:creation-date>
    <dc:date>2019-05-29T16:36:00.980250757</dc:date>
    <meta:editing-duration>PT43M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126" meta:character-count="870" meta:non-whitespace-character-count="756"/>
  </office:meta>
</office:document-meta>
</file>